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lsWithDelta.EqualsWithDelta( Number value , Number del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WithDel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WithDelta.matches( Number actu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